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Dialog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Heading_20_2">
      <style:text-properties style:font-name="Liberation Serif"/>
    </style:style>
    <style:style style:name="P29"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0"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1" style:family="paragraph" style:parent-style-name="Table_20_Contents" style:list-style-name="L1">
      <style:text-properties style:font-name="Liberation Serif" officeooo:rsid="02ed919d" officeooo:paragraph-rsid="02eda724"/>
    </style:style>
    <style:style style:name="P32" style:family="paragraph" style:parent-style-name="Table_20_Contents" style:list-style-name="L2">
      <style:paragraph-properties fo:text-align="start" style:justify-single-word="false"/>
      <style:text-properties style:font-name="Liberation Serif" officeooo:paragraph-rsid="02eda724"/>
    </style:style>
    <style:style style:name="P33" style:family="paragraph" style:parent-style-name="Heading_20_1">
      <style:text-properties style:font-name="Liberation Serif" officeooo:paragraph-rsid="02d82664" style:text-scale="99%"/>
    </style:style>
    <style:style style:name="P34"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5" style:family="paragraph" style:parent-style-name="Heading_20_1">
      <style:paragraph-properties fo:break-before="page"/>
      <style:text-properties style:font-name="Liberation Serif"/>
    </style:style>
    <style:style style:name="P36" style:family="paragraph" style:parent-style-name="Standard" style:list-style-name="L1">
      <style:text-properties style:font-name="Liberation Serif"/>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
      <text:h xml:id="id2189943771" text:style-name="P33"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text:p>
          </table:table-cell>
          <table:table-cell table:style-name="Таблица3.A1" office:value-type="string">
            <text:p text:style-name="P5"><draw:control text:anchor-type="as-char" svg:y="-4mm" draw:z-index="5" draw:name="Фигура1" draw:style-name="gr1" draw:text-style-name="P37" svg:width="63.47mm" svg:height="5.95mm" draw:control="control6"/><text:s/></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text:p>
          </table:table-cell>
          <table:table-cell table:style-name="Таблица3.A1" office:value-type="string">
            <text:p text:style-name="P5"><draw:control text:anchor-type="as-char" svg:y="-4mm" draw:z-index="6" draw:name="Фигура1" draw:style-name="gr1" draw:text-style-name="P37" svg:width="63.47mm" svg:height="5.95mm" draw:control="control7"/><text:s/></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text:p>
          </table:table-cell>
          <table:table-cell table:style-name="Таблица3.A1" office:value-type="string">
            <text:p text:style-name="P5"><draw:control text:anchor-type="as-char" svg:y="-4mm" draw:z-index="7" draw:name="Фигура1" draw:style-name="gr1" draw:text-style-name="P37" svg:width="63.47mm" svg:height="5.95mm" draw:control="control8"/><text:s/></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text:p>
          </table:table-cell>
          <table:table-cell table:style-name="Таблица3.A1" office:value-type="string">
            <text:p text:style-name="P5"><draw:control text:anchor-type="as-char" svg:y="-4mm" draw:z-index="8" draw:name="Фигура1" draw:style-name="gr1" draw:text-style-name="P37" svg:width="63.47mm" svg:height="5.95mm" draw:control="control9"/><text:s/></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text:p>
          </table:table-cell>
          <table:table-cell table:style-name="Таблица3.A1" office:value-type="string">
            <text:p text:style-name="P5"><draw:control text:anchor-type="as-char" svg:y="-4mm" draw:z-index="9" draw:name="Фигура1" draw:style-name="gr1" draw:text-style-name="P37" svg:width="63.47mm" svg:height="5.95mm" draw:control="control10"/><text:s/></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p>
          </table:table-cell>
          <table:table-cell table:style-name="Таблица3.A1" office:value-type="string">
            <text:p text:style-name="P7"><draw:control text:anchor-type="as-char" svg:y="-4mm" draw:z-index="11" draw:name="Фигура1" draw:style-name="gr1" draw:text-style-name="P37" svg:width="63.47mm" svg:height="5.95mm" draw:control="control12"/></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5" text:outline-level="1">Документация по <text:span text:style-name="T3">программам (макросам)</text:span></text:h>
      <text:h xml:id="id315479088" text:style-name="P28"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4100484165" text:style-name="L1">
              <text:list-item>
                <text:p text:style-name="P36">Множество последовательных пробелов заменяется на единственный</text:p>
              </text:list-item>
              <text:list-item>
                <text:p text:style-name="P36">Удаляются пробелы перед знаками пунктуации</text:p>
              </text:list-item>
              <text:list-item>
                <text:p text:style-name="P36">Тире между цифрами заменяется на цифровое тире</text:p>
              </text:list-item>
              <text:list-item>
                <text:p text:style-name="P36">Тире между словами заменяется на среднее тире</text:p>
              </text:list-item>
              <text:list-item>
                <text:p text:style-name="P36">Пробелы после открывания скобок или кавычек удаляются</text:p>
              </text:list-item>
              <text:list-item>
                <text:p text:style-name="P36">Пробел между фамилией и последующими инициалами заменяется на неразрывный</text:p>
              </text:list-item>
              <text:list-item>
                <text:p text:style-name="P36">Пробел между инициалами и последующей фамилией заменяется на неразрывный</text:p>
              </text:list-item>
              <text:list-item>
                <text:p text:style-name="P36">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36">Пробел между с. 7 и т. 7 заменяется на неразрывный</text:p>
              </text:list-item>
              <text:list-item>
                <text:p text:style-name="P36">Пробел между серия 7, часть 7, том 7 заменяется на неразрывный</text:p>
              </text:list-item>
              <text:list-item>
                <text:p text:style-name="P36">Пробел между 1917 г. Заменяется на неразрывный, а при отсутсвии вставляется</text:p>
                <text:p text:style-name="P31">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1579517111" text:style-name="L2">
              <text:list-item>
                <text:p text:style-name="P32"><text:span text:style-name="T5">П</text:span>олужирного</text:p>
              </text:list-item>
              <text:list-item>
                <text:p text:style-name="P32"><text:span text:style-name="T5">К</text:span>урсива</text:p>
              </text:list-item>
              <text:list-item>
                <text:p text:style-name="P32"><text:span text:style-name="T5">П</text:span>одчеркивания</text:p>
              </text:list-item>
              <text:list-item>
                <text:p text:style-name="P32"><text:span text:style-name="T5">З</text:span>ачеркивания</text:p>
              </text:list-item>
              <text:list-item>
                <text:p text:style-name="P32"><text:span text:style-name="T5">В</text:span>ерхн<text:span text:style-name="T5">ий</text:span> индекс</text:p>
              </text:list-item>
              <text:list-item>
                <text:p text:style-name="P32"><text:soft-page-break/><text:span text:style-name="T5">Н</text:span>ижн<text:span text:style-name="T5">ий</text:span> индекс</text:p>
              </text:list-item>
              <text:list-item>
                <text:p text:style-name="P32"><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29"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0"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6H37M7S</meta:editing-duration>
    <meta:editing-cycles>916</meta:editing-cycles>
    <meta:generator>LibreOffice/6.1.6.3$Linux_X86_64 LibreOffice_project/5896ab1714085361c45cf540f76f60673dd96a72</meta:generator>
    <dc:date>2019-10-28T19:47:18.985713819</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Dim description As String
	description = "Вы уверены, что хотите удалить все ссылки в текущем документе?"
	If NOT confirm(description) Then
		Exit Sub
	EndIf
	Dim statusIndicator as Object
	statusIndicator = ThisComponent.getCurrentController.statusIndicator
	statusIndicator.Start("Удаление гиперссылок начато",100)

	Dim SrchAttributes(0) as new com.sun.star.beans.PropertyValue
	SrchAttributes(0).Name = "CharStyleName"
	SrchAttributes(0).Value = "Internet Link"
	Dim ReplAttributes(2) as new com.sun.star.beans.PropertyValue
	ReplAttributes(0).Name = "HyperlinkTarget"
	ReplAttributes(0).Value = ""
	ReplAttributes(1).Name = "HyperLinkURL"
	ReplAttributes(1).Value = ""
	ReplAttributes(2).Name = "CharStyleName"
	ReplAttributes(2).Value = ThisComponent.getStyleFamilies().getByIndex(0).ElementNames(0)
	statusIndicator.setValue(50)
	setAttributesBySearchPattern(searchPattern,SrchAttributes,ReplAttributes)
	statusIndicator.end()
End Sub

Sub disposeAllBookmarks()
	Dim bookmarks As Object
	Dim description As String
	Dim elementName As String
	Dim statusIndicator as Object
	description = "Вы уверены, что хотите удалить все закладки в текущем документе?"
	If NOT confirm(description) Then
		Exit Sub
	EndIf
	statusIndicator = ThisComponent.getCurrentController.statusIndicator
	statusIndicator.Start("Удаление закладок начато",100)
	statusIndicator.setValue(50)
	elementName = ThisComponent.Links.ElementNames(6)
	bookmarks = ThisComponent.Links.getByName(elementName)
	While bookmarks.hasElements()
		bookmark = bookmarks.getByName(bookmarks.ElementNames(0))
		bookmark.dispose()
	Wend
	statusIndicator.end()
End Sub


Sub disposePageBreaks
	Dim statusIndicator as Object
	Dim description As String
	Dim enum1 As Object
	Dim enum1Element As Object
	Dim oTextCursor As Variant
	Dim tableCursor As Variant
	description = "Вы уверены, что хотите удалить все разрывы страниц в текущем документе?"
	If NOT confirm(description) Then
		Exit Sub
	EndIf
	statusIndicator = ThisComponent.getCurrentController.statusIndicator
	statusIndicator.Start("Удаление ручных разрывов страниц начато",100)
	statusIndicator.setValue(50)
	oTextCursor = ThisComponent.Text.CreateTextCursor()
	enum1 = ThisComponent.Text.createEnumeration
	While enum1.hasMoreElements
		enum1Element = enum1.nextElement
		If enum1Element.supportsService("com.sun.star.text.Paragraph") Then
			If enum1Element.BreakType &lt;&gt; com.sun.star.style.BreakType.NONE Then
				oTextCursor.goToRange(enum1Element.getAnchor(), false)
				If NOT IsEmpty(oTextCursor.PageDescName) Then
					oTextCursor.PageDescName = ""
				End If
				oTextCursor.BreakType = com.sun.star.style.BreakType.NONE
			End If
		ElseIf enum1Element.supportsService("com.sun.star.text.TextTable") Then
			If NOT IsEmpty(enum1Element.PageDescName) Then
				enum1Element.PageDescName = ""
			End If
			enum1Element.BreakType = com.sun.star.style.BreakType.NONE
		EndIf
	Wend
	statusIndicator.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description As String
 	Dim searchPattern As String
 	searchPattern = ""
 	description = "Вы уверены, что хотите заменить белый фон на прозрачный в текущем документе?"
 	If NOT confirm(description) Then
 		Exit Sub
 	EndIf
	Dim statusIndicator as Object
	statusIndicator = ThisComponent.getCurrentController.statusIndicator
	statusIndicator.Start("Замена белого фона на прозрачный начата",100)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setAttributesBySearchPattern(searchPattern,SrchAttributes,ReplAttributes)
	statusIndicator.end()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sCmdID   = "vnd.sun.star.script:Publishing.Bookmarks.disposePageBreaks?language=Basic&amp;location=application"
  sCmdLable = "УдалРазрСтр"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PQ As String
Dim imagesRelativePath As String 
Dim allImagesRelativePath As String 
Dim path As String
Dim sectionName As String

Sub makeUpIssue
	Dim description As String
	description = "Вы уверены, что хотите запустить сборку выпуска ?"
	If NOT confirm(description) Then
		Exit Sub
	EndIf
	
	EIFN = "ЭиФН"
	PHA = "ФА"
	PQ = "ВФ"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lt;&gt; PQ Then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As Object 'Text cursor
	Dim oViewCurInitPosition As Object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oViewCurInitPosition = oViewcursor.Text.createTextCursorByRange(o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If one of textRanges is Footnote or Endnote we can't select them so it is better to exit now
	If oTextCursor.Text.supportsService("com.sun.star.text.Endnote") OR oTextCursor.Text.supportsService("com.sun.star.text.Footnote") Then
		shrinkPageContent = false
		oViewCursor.gotoRange(oViewCurInitPosition,false)
		Exit Sub	
	EndIf
	If oSaveEndSelection.Text.supportsService("com.sun.star.text.Endnote") OR oSaveEndSelection.Text.supportsService("com.sun.star.text.Footnote") Then
		shrinkPageContent = false
		oViewCursor.gotoRange(oViewCurInitPosition,false)
		Exit Sub
	EndIf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SrchAttributes,ReplAttributes)
	setAttributesBySearchPattern(searchPattern,SrchAttributes,ReplAttributes)
End Sub


Sub setAttributesBySearchPattern(searchPattern As String, SrchAttributes, ReplAttributes)
	
	turnOffTracking
	
	Dim oSearch
	Dim oTextCursor As Object 
	Dim oViewCursor As Object
	Dim lineIndent
	Dim foundPatterns() As Object
	document   = ThisComponent.CurrentController.Frame
	dispatcher = createUnoService("com.sun.star.frame.DispatchHelper")
	oSearch = ThisComponent.createSearchDescriptor()
	oSearch.SearchString = searchPattern
	oSearch.SearchRegularExpression=True
    oSearch.SearchAll = True
    oSearch.searchStyles = true
    If Not IsEmpty(SrchAttributes(0).Value) Then
      oSearch.SetSearchAttributes(SrchAttributes())
    End If
	oFound = ThisComponent.findFirst(oSearch)
	Do While Not IsNull(oFound)
	  For i = LBound(ReplAttributes) To Ubound(ReplAttributes)
  	'	Globalscope.BasicLibraries.LoadLibrary( "MRILib" )
	'  	Mri oFound
	  	If oFound.getPropertySetInfo.hasPropertyByName(ReplAttributes(i).Name) Then
		  oFound.SetPropertyValue(ReplAttributes(i).Name,ReplAttributes(i).Value)
		EndIf
	  Next i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